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кооф</text:p>
          </table:table-cell>
          <table:table-cell office:value-type="string" table:style-name="ce2">
            <text:p>ВЕС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630" table:style-name="ce4">
            <text:p>630</text:p>
          </table:table-cell>
          <table:table-cell office:value-type="float" office:value="1" table:style-name="ce4">
            <text:p>1</text:p>
          </table:table-cell>
          <table:table-cell office:value-type="float" office:value="630" table:formula="of:=[.B2]*[.C2]" table:style-name="ce4">
            <text:p>63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90" table:formula="of:=[.B4]*[.C4]" table:style-name="ce4">
            <text:p>9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1" table:style-name="ce4">
            <text:p>1</text:p>
          </table:table-cell>
          <table:table-cell office:value-type="float" office:value="600" table:formula="of:=[.B5]*[.C5]" table:style-name="ce4">
            <text:p>6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90" table:formula="of:=[.B7]*[.C7]" table:style-name="ce4">
            <text:p>9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70" table:formula="of:=[.B9]*[.C9]" table:style-name="ce4">
            <text:p>7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00" table:formula="of:=[.B10]*[.C10]" table:style-name="ce4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60" table:style-name="ce4">
            <text:p>60</text:p>
          </table:table-cell>
          <table:table-cell office:value-type="float" office:value="0.4" table:style-name="ce4">
            <text:p>0,4</text:p>
          </table:table-cell>
          <table:table-cell office:value-type="float" office:value="24" table:formula="of:=[.B11]*[.C11]" table:style-name="ce4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office:value-type="float" office:value="75" table:formula="of:=[.B12]*[.C12]" table:style-name="ce4">
            <text:p>7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30" table:formula="of:=[.B14]*[.C14]" table:style-name="ce4">
            <text:p>3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number-columns-repeated="3" table:style-name="ce4"/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number-columns-repeated="3" table:style-name="ce4"/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number-columns-repeated="3" table:style-name="ce4"/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30" table:formula="of:=[.B19]*[.C19]" table:style-name="ce4">
            <text:p>3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50" table:formula="of:=[.B21]*[.C21]" table:style-name="ce4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300" table:style-name="ce4">
            <text:p>300</text:p>
          </table:table-cell>
          <table:table-cell office:value-type="float" office:value="1" table:style-name="ce4">
            <text:p>1</text:p>
          </table:table-cell>
          <table:table-cell office:value-type="float" office:value="300" table:formula="of:=[.B22]*[.C22]" table:style-name="ce4">
            <text:p>3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50" table:style-name="ce4">
            <text:p>250</text:p>
          </table:table-cell>
          <table:table-cell office:value-type="float" office:value="1" table:style-name="ce4">
            <text:p>1</text:p>
          </table:table-cell>
          <table:table-cell office:value-type="float" office:value="250" table:formula="of:=[.B23]*[.C23]" table:style-name="ce4">
            <text:p>2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B24]*[.C24]" table:style-name="ce4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30" table:style-name="ce4">
            <text:p>130</text:p>
          </table:table-cell>
          <table:table-cell office:value-type="float" office:value="1" table:style-name="ce4">
            <text:p>1</text:p>
          </table:table-cell>
          <table:table-cell office:value-type="float" office:value="130" table:formula="of:=[.B25]*[.C25]" table:style-name="ce4">
            <text:p>13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B26]*[.C26]" table:style-name="ce4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90" table:formula="of:=[.B27]*[.C27]" table:style-name="ce4">
            <text:p>9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0" table:formula="of:=[.B29]*[.C29]" table:style-name="ce4">
            <text:p>1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24" table:formula="of:=[.B31]*[.C31]" table:style-name="ce4">
            <text:p>2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70" table:formula="of:=[.B32]*[.C32]" table:style-name="ce4">
            <text:p>7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00" table:formula="of:=[.B33]*[.C33]" table:style-name="ce4">
            <text:p>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" table:style-name="ce4">
            <text:p>1</text:p>
          </table:table-cell>
          <table:table-cell office:value-type="float" office:value="150" table:formula="of:=[.B34]*[.C34]" table:style-name="ce4">
            <text:p>1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B35]*[.C35]" table:style-name="ce4">
            <text:p>1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40" table:style-name="ce4">
            <text:p>140</text:p>
          </table:table-cell>
          <table:table-cell office:value-type="float" office:value="1" table:style-name="ce4">
            <text:p>1</text:p>
          </table:table-cell>
          <table:table-cell office:value-type="float" office:value="140" table:formula="of:=[.B36]*[.C36]" table:style-name="ce4">
            <text:p>14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50" table:formula="of:=[.B37]*[.C37]" table:style-name="ce4">
            <text:p>5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00" table:formula="of:=[.B38]*[.C38]" table:style-name="ce4">
            <text:p>10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70" table:formula="of:=[.B40]*[.C40]" table:style-name="ce4">
            <text:p>7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B41]*[.C41]" table:style-name="ce4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[.B42]*[.C42]" table:style-name="ce4">
            <text:p>1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1" table:style-name="ce4">
            <text:p>1</text:p>
          </table:table-cell>
          <table:table-cell office:value-type="float" office:value="400" table:formula="of:=[.B43]*[.C43]" table:style-name="ce4">
            <text:p>4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800" table:style-name="ce4">
            <text:p>800</text:p>
          </table:table-cell>
          <table:table-cell office:value-type="float" office:value="1" table:style-name="ce4">
            <text:p>1</text:p>
          </table:table-cell>
          <table:table-cell office:value-type="float" office:value="800" table:formula="of:=[.B44]*[.C44]" table:style-name="ce4">
            <text:p>8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00" table:formula="of:=[.B45]*[.C45]" table:style-name="ce4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25" table:formula="of:=[.B46]*[.C46]" table:style-name="ce4">
            <text:p>2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30" table:formula="of:=[.B47]*[.C47]" table:style-name="ce4">
            <text:p>3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90" table:formula="of:=[.B48]*[.C48]" table:style-name="ce4">
            <text:p>9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30" table:formula="of:=[.B49]*[.C49]" table:style-name="ce4">
            <text:p>30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[.B50]*[.C50]" table:style-name="ce4">
            <text:p>1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00" table:style-name="ce7">
            <text:p>100</text:p>
          </table:table-cell>
          <table:table-cell office:value-type="float" office:value="1" table:style-name="ce7">
            <text:p>1</text:p>
          </table:table-cell>
          <table:table-cell office:value-type="float" office:value="100" table:formula="of:=[.B52]*[.C52]" table:style-name="ce4">
            <text:p>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50" table:style-name="ce8">
            <text:p>50</text:p>
          </table:table-cell>
          <table:table-cell office:value-type="float" office:value="1" table:style-name="ce9">
            <text:p>1</text:p>
          </table:table-cell>
          <table:table-cell office:value-type="float" office:value="50" table:formula="of:=[.B53]*[.C53]" table:style-name="ce4">
            <text:p>5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5549" table:formula="of:=SUM([.B2:.B53])" table:style-name="ce1">
            <text:p>5549</text:p>
          </table:table-cell>
          <table:table-cell table:style-name="ce1"/>
          <table:table-cell office:value-type="float" office:value="5513" table:formula="of:=SUBTOTAL(9;[.D2:.D54])" table:style-name="ce1">
            <text:p>5513</text:p>
          </table:table-cell>
          <table:table-cell table:number-columns-repeated="16380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D53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1-09T07:48:32Z</dc:date>
    <meta:print-date>2023-11-23T14:45:41Z</meta:print-date>
    <meta:editing-cycles>64</meta:editing-cycles>
    <meta:editing-duration>PT76170S</meta:editing-duration>
  </office:meta>
</office:document-meta>
</file>